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/>
    </style:style>
    <style:style style:name="P2" style:family="paragraph" style:parent-style-name="Preformatted_20_Text">
      <style:text-properties fo:color="#000000"/>
    </style:style>
    <style:style style:name="P3" style:family="paragraph" style:parent-style-name="Preformatted_20_Text">
      <style:text-properties fo:color="#000000" style:font-name="DejaVu Sans Mono" fo:font-size="9pt"/>
    </style:style>
    <style:style style:name="P4" style:family="paragraph" style:parent-style-name="Preformatted_20_Text">
      <style:text-properties fo:color="#808080" style:font-name="DejaVu Sans Mono" fo:font-size="9pt" fo:font-style="italic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size="9pt" fo:font-weight="bold"/>
    </style:style>
    <style:style style:name="T3" style:family="text">
      <style:text-properties style:font-name="DejaVu Sans Mono" fo:font-size="9pt"/>
    </style:style>
    <style:style style:name="T4" style:family="text">
      <style:text-properties fo:color="#660e7a" style:font-name="DejaVu Sans Mono" fo:font-size="9pt" fo:font-style="italic"/>
    </style:style>
    <style:style style:name="T5" style:family="text">
      <style:text-properties fo:color="#660e7a" style:font-name="DejaVu Sans Mono" fo:font-size="9pt" fo:font-style="italic" fo:font-weight="bold"/>
    </style:style>
    <style:style style:name="T6" style:family="text">
      <style:text-properties fo:color="#008000" style:font-name="DejaVu Sans Mono" fo:font-size="9pt" fo:font-weight="bold"/>
    </style:style>
    <style:style style:name="T7" style:family="text">
      <style:text-properties fo:color="#808080"/>
    </style:style>
    <style:style style:name="T8" style:family="text">
      <style:text-properties fo:color="#0000ff" style:font-name="DejaVu Sans Mono" fo:font-size="9pt"/>
    </style:style>
    <style:style style:name="T9" style:family="text">
      <style:text-properties fo:color="#808000"/>
    </style:style>
    <style:style style:name="T10" style:family="text">
      <style:text-properties fo:color="#808000" style:font-name="DejaVu Sans Mono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ackage </text:span>com.example.letscook3;</text:p>
      <text:p text:style-name="P3"><text:span text:style-name="T1">import </text:span>android.content.Context;</text:p>
      <text:p text:style-name="P3"><text:span text:style-name="T1">import </text:span>android.database.Cursor;</text:p>
      <text:p text:style-name="P3"><text:span text:style-name="T1">import </text:span>android.database.sqlite.SQLiteDatabase;</text:p>
      <text:p text:style-name="P3"><text:span text:style-name="T1">import </text:span>android.database.sqlite.SQLiteOpenHelper;</text:p>
      <text:p text:style-name="P2"><text:s text:c="3"/><text:span text:style-name="T2">public class </text:span><text:span text:style-name="T3">feed </text:span><text:span text:style-name="T2">extends </text:span><text:span text:style-name="T3">SQLiteOpenHelper {</text:span></text:p>
      <text:p text:style-name="P2"><text:s text:c="4"/><text:span text:style-name="T2">static </text:span><text:span text:style-name="T3">String </text:span><text:span text:style-name="T4">DATABASE_NAME</text:span><text:span text:style-name="T3">=</text:span><text:span text:style-name="T6">"UserDataBase"</text:span><text:span text:style-name="T3">;</text:span></text:p>
      <text:p text:style-name="P2"><text:s text:c="4"/><text:span text:style-name="T2">public static final </text:span><text:span text:style-name="T3">String </text:span><text:span text:style-name="T5">TABLE_NAME</text:span><text:span text:style-name="T3">=</text:span><text:span text:style-name="T6">"feedback"</text:span><text:span text:style-name="T3">;</text:span></text:p>
      <text:p text:style-name="P2"><text:s text:c="4"/><text:span text:style-name="T2">public static final </text:span><text:span text:style-name="T3">String </text:span><text:span text:style-name="T5">Table_Column_ID</text:span><text:span text:style-name="T3">=</text:span><text:span text:style-name="T6">"id"</text:span><text:span text:style-name="T3">;</text:span></text:p>
      <text:p text:style-name="P2"><text:s text:c="4"/><text:span text:style-name="T2">public static final </text:span><text:span text:style-name="T3">String </text:span><text:span text:style-name="T5">Table_Column_1_Name</text:span><text:span text:style-name="T3">=</text:span><text:span text:style-name="T6">"name"</text:span><text:span text:style-name="T3">;</text:span></text:p>
      <text:p text:style-name="P4">// <text:s text:c="3"/>public static final String Table_Column_2_Type="type";</text:p>
      <text:p text:style-name="P4">// <text:s text:c="3"/>public static final String Table_Column_3_description="description";</text:p>
      <text:p text:style-name="P2"><text:span text:style-name="T7"><text:s text:c="4"/></text:span><text:span text:style-name="T2">public </text:span><text:span text:style-name="T3">feed(Context context) {</text:span></text:p>
      <text:p text:style-name="P2"><text:s text:c="8"/><text:span text:style-name="T2">super</text:span><text:span text:style-name="T3">(context, </text:span><text:span text:style-name="T4">DATABASE_NAME</text:span><text:span text:style-name="T3">, </text:span><text:span text:style-name="T2">null</text:span><text:span text:style-name="T3">, </text:span><text:span text:style-name="T8">1</text:span><text:span text:style-name="T3">);</text:span></text:p>
      <text:p text:style-name="P2"><text:s text:c="4"/><text:span text:style-name="T3">}</text:span></text:p>
      <text:p text:style-name="P2"><text:s text:c="4"/><text:span text:style-name="T10">@Override</text:span></text:p>
      <text:p text:style-name="P2"><text:span text:style-name="T9"><text:s text:c="4"/></text:span><text:span text:style-name="T2">public void </text:span><text:span text:style-name="T3">onCreate(SQLiteDatabase database) {</text:span></text:p>
      <text:p text:style-name="P2"><text:s text:c="8"/><text:span text:style-name="T3">String CREATE_TABLE=</text:span><text:span text:style-name="T6">"CREATE TABLE IF NOT EXISTS "</text:span><text:span text:style-name="T3">+</text:span><text:span text:style-name="T5">TABLE_NAME</text:span><text:span text:style-name="T3">+</text:span><text:span text:style-name="T6">" ("</text:span><text:span text:style-name="T3">+</text:span><text:span text:style-name="T5">Table_Column_ID</text:span><text:span text:style-name="T3">+</text:span><text:span text:style-name="T6">" INTEGER PRIMARY KEY, "</text:span><text:span text:style-name="T3">+</text:span><text:span text:style-name="T5">Table_Column_1_Name</text:span><text:span text:style-name="T3">+</text:span><text:span text:style-name="T6">" VARCHAR)"</text:span><text:span text:style-name="T3">;</text:span></text:p>
      <text:p text:style-name="P2"><text:s text:c="8"/><text:span text:style-name="T3">database.execSQL(CREATE_TABLE);</text:span></text:p>
      <text:p text:style-name="P2"><text:s text:c="4"/><text:span text:style-name="T3">}</text:span></text:p>
      <text:p text:style-name="P2"><text:s text:c="4"/><text:span text:style-name="T10">@Override</text:span></text:p>
      <text:p text:style-name="P2"><text:span text:style-name="T9"><text:s text:c="4"/></text:span><text:span text:style-name="T2">public void </text:span><text:span text:style-name="T3">onUpgrade(SQLiteDatabase db, </text:span><text:span text:style-name="T2">int </text:span><text:span text:style-name="T3">i, </text:span><text:span text:style-name="T2">int </text:span><text:span text:style-name="T3">i1) {</text:span></text:p>
      <text:p text:style-name="P2"><text:s text:c="8"/><text:span text:style-name="T3">db.execSQL(</text:span><text:span text:style-name="T6">"DROP TABLE IF EXISTS "</text:span><text:span text:style-name="T3">+</text:span><text:span text:style-name="T5">TABLE_NAME</text:span><text:span text:style-name="T3">);</text:span></text:p>
      <text:p text:style-name="P2"><text:s text:c="8"/><text:span text:style-name="T3">onCreate(db);</text:span></text:p>
      <text:p text:style-name="P2"><text:s text:c="4"/><text:span text:style-name="T3">}</text:span></text:p>
      <text:p text:style-name="P2"><text:s text:c="4"/><text:span text:style-name="T2">public </text:span><text:span text:style-name="T3">Cursor viewData()</text:span></text:p>
      <text:p text:style-name="P2"><text:s text:c="4"/><text:span text:style-name="T3">{</text:span></text:p>
      <text:p text:style-name="P2"><text:s text:c="8"/><text:span text:style-name="T3">SQLiteDatabase db=</text:span><text:span text:style-name="T2">this</text:span><text:span text:style-name="T3">.getReadableDatabase();</text:span></text:p>
      <text:p text:style-name="P2"><text:s text:c="8"/><text:span text:style-name="T3">String query=</text:span><text:span text:style-name="T6">"Select * from "</text:span><text:span text:style-name="T3">+</text:span><text:span text:style-name="T5">TABLE_NAME</text:span><text:span text:style-name="T3">;</text:span></text:p>
      <text:p text:style-name="P2"><text:s text:c="8"/><text:span text:style-name="T3">Cursor cursor=db.rawQuery(query,</text:span><text:span text:style-name="T2">null</text:span><text:span text:style-name="T3">);</text:span></text:p>
      <text:p text:style-name="P2"><text:s text:c="8"/><text:span text:style-name="T2">return </text:span><text:span text:style-name="T3">cursor;</text:span></text:p>
      <text:p text:style-name="P2"><text:s text:c="4"/><text:span text:style-name="T3">}</text:span></text:p>
      <text:p text:style-name="P2"><text:s text:c="4"/><text:span text:style-name="T2">public </text:span><text:span text:style-name="T3">Cursor viewDetails(String Name)</text:span></text:p>
      <text:p text:style-name="P2"><text:s text:c="4"/><text:span text:style-name="T3">{</text:span></text:p>
      <text:p text:style-name="P2"><text:s text:c="8"/><text:span text:style-name="T3">SQLiteDatabase db = </text:span><text:span text:style-name="T2">this</text:span><text:span text:style-name="T3">.getReadableDatabase();</text:span></text:p>
      <text:p text:style-name="P2"><text:s text:c="8"/><text:span text:style-name="T3">String query = </text:span><text:span text:style-name="T6">"SELECT * FROM " </text:span><text:span text:style-name="T3">+ </text:span><text:span text:style-name="T5">TABLE_NAME </text:span><text:span text:style-name="T3">+</text:span></text:p>
      <text:p text:style-name="P2"><text:s text:c="16"/><text:span text:style-name="T6">" WHERE " </text:span><text:span text:style-name="T3">+ </text:span><text:span text:style-name="T5">Table_Column_1_Name </text:span><text:span text:style-name="T3">+ </text:span><text:span text:style-name="T6">" = '" </text:span><text:span text:style-name="T3">+ Name + </text:span><text:span text:style-name="T6">"'"</text:span><text:span text:style-name="T3">;</text:span></text:p>
      <text:p text:style-name="P2"><text:s text:c="8"/><text:span text:style-name="T3">Cursor c = db.rawQuery(query, </text:span><text:span text:style-name="T2">null</text:span><text:span text:style-name="T3">);</text:span></text:p>
      <text:p text:style-name="P2"><text:s text:c="8"/><text:span text:style-name="T2">return </text:span><text:span text:style-name="T3">c;</text:span></text:p>
      <text:p text:style-name="P2"><text:s text:c="4"/><text:span text:style-name="T3">}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3:12:51.463461396</meta:creation-date>
    <dc:date>2019-11-06T13:13:27.500323434</dc:date>
    <meta:editing-duration>PT36S</meta:editing-duration>
    <meta:editing-cycles>1</meta:editing-cycles>
    <meta:document-statistic meta:table-count="0" meta:image-count="0" meta:object-count="0" meta:page-count="1" meta:paragraph-count="41" meta:word-count="150" meta:character-count="1574" meta:non-whitespace-character-count="1264"/>
    <meta:generator>LibreOffice/5.1.6.2$Linux_X86_64 LibreOffice_project/10m0$Build-2</meta:generator>
  </office:meta>
</office:document-meta>
</file>